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</office:automatic-styles>
  <office:body>
    <office:text text:use-soft-page-breaks="true">
      <text:p text:style-name="P1">Facebook like - Specs Tech</text:p>
      <text:p text:style-name="P2"/>
      <text:p text:style-name="P3"/>
      <text:list text:style-name="LFO1" text:continue-numbering="true">
        <text:list-item>
          <text:p text:style-name="P4">Inscription / Login / Logout /Modification du profil</text:p>
        </text:list-item>
        <text:list-item>
          <text:p text:style-name="P5">Un user peut : créer des publications, voir les publications des autres</text:p>
        </text:list-item>
        <text:list-item>
          <text:p text:style-name="P6">Pouvoir envoyer un message privé a qqn</text:p>
        </text:list-item>
        <text:list-item>
          <text:p text:style-name="P7">Lire la conversation précédemment créée</text:p>
        </text:list-item>
        <text:list-item>
          <text:p text:style-name="P8">Voir les utilisateurs connectés il y a – de 10 min</text:p>
        </text:list-item>
        <text:list-item>
          <text:p text:style-name="P9">Changer les envois de formulaire et envoi AJAX</text:p>
        </text:list-item>
        <text:list-item>
          <text:p text:style-name="P10">Créer des liens d’amitié et modifier les fonctionnalités précédent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écile Drivet</meta:initial-creator>
    <dc:creator>Cécile Drivet</dc:creator>
    <meta:creation-date>2019-04-15T10:24:00Z</meta:creation-date>
    <dc:date>2019-04-15T10:31:00Z</dc:date>
    <meta:template xlink:href="Normal.dotm" xlink:type="simple"/>
    <meta:editing-cycles>1</meta:editing-cycles>
    <meta:editing-duration>PT420S</meta:editing-duration>
    <meta:document-statistic meta:page-count="1" meta:paragraph-count="1" meta:word-count="61" meta:character-count="399" meta:row-count="2" meta:non-whitespace-character-count="339"/>
  </office:meta>
</office:document-meta>
</file>